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2-09" calcext:value-type="date">
            <text:p>09/1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6-01-06" calcext:value-type="date">
            <text:p>06/01/2026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5" office:value-type="string" calcext:value-type="string">
            <text:p>Mens. 01/2026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9]-[.F9]" office:value-type="float" office:value="260" calcext:value-type="float">
            <text:p>2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9])" office:value-type="float" office:value="260" calcext:value-type="float">
            <text:p>26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16.226149158">00:00:00</text:time></text:span><text:span text:style-name="MT2"><text:time style:data-style-name="N2" text:time-value="14:30:16.226198699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16.23171183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2-02T14:30:16.692639905</dc:date>
    <dc:language>pt-PT</dc:language>
    <meta:editing-cycles>684</meta:editing-cycles>
    <meta:editing-duration>PT20H13M23S</meta:editing-duration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